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le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Principal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hasIpAddress( String ip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RoleExecutor.execute( EvaluationContext context , Object target , Object ...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enariosForSpringSecurityExpressionTests.testScenario03_Arithme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enariosForSpringSecurityExpressionTests.testScenario01_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PrincipalAccessor.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ccessor.can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PrincipalAccessor.getSpecificTar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RoleExecutor.hasRole(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viso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son.hasAnyRole( String ... rol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curityPrincipalAccessor.can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RoleExecutor.HasRoleExecutor( TypeConverter typ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nager.Manager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sonAccessor.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has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Principal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enariosForSpringSecurityExpressionTests.testScenario04_ControllingWhichMethods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onAccessor.setPerson( Perso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sonAccessor.getSpecificTar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enariosForSpringSecurityExpressionTests.testScenario02_Comparing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upervisor.Supervisor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age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MethodResolver.resolve( EvaluationContext context , Object targetObject , String name , List &lt; TypeDescriptor &gt;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ller.Teller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